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3pt" fo:font-weight="normal" officeooo:rsid="0013e86f" officeooo:paragraph-rsid="0013e86f" style:font-size-asian="11.3500003814697pt" style:font-weight-asian="normal" style:font-size-complex="13pt" style:font-weight-complex="normal"/>
    </style:style>
    <style:style style:name="P2" style:family="paragraph" style:parent-style-name="Text_20_body">
      <style:paragraph-properties fo:text-align="start" style:justify-single-word="false"/>
      <style:text-properties fo:font-size="13pt" fo:font-weight="normal" officeooo:rsid="001ff569" officeooo:paragraph-rsid="001ff569" style:font-size-asian="11.3500003814697pt" style:font-weight-asian="normal" style:font-size-complex="13pt" style:font-weight-complex="normal"/>
    </style:style>
    <style:style style:name="P3" style:family="paragraph" style:parent-style-name="Text_20_body">
      <style:text-properties officeooo:rsid="0018a79f" officeooo:paragraph-rsid="0018a79f"/>
    </style:style>
    <style:style style:name="P4" style:family="paragraph" style:parent-style-name="Text_20_body">
      <style:text-properties officeooo:rsid="0018a79f" officeooo:paragraph-rsid="002de0ef"/>
    </style:style>
    <style:style style:name="P5" style:family="paragraph" style:parent-style-name="Text_20_body">
      <style:text-properties officeooo:rsid="00196fdb" officeooo:paragraph-rsid="00196fdb"/>
    </style:style>
    <style:style style:name="P6" style:family="paragraph" style:parent-style-name="Text_20_body">
      <style:text-properties officeooo:rsid="0019733f" officeooo:paragraph-rsid="0019733f"/>
    </style:style>
    <style:style style:name="P7" style:family="paragraph" style:parent-style-name="Text_20_body">
      <style:text-properties officeooo:rsid="0019733f" officeooo:paragraph-rsid="001af8f6"/>
    </style:style>
    <style:style style:name="P8" style:family="paragraph" style:parent-style-name="Text_20_body">
      <style:text-properties officeooo:rsid="0019733f" officeooo:paragraph-rsid="001cde0d"/>
    </style:style>
    <style:style style:name="P9" style:family="paragraph" style:parent-style-name="Text_20_body">
      <style:text-properties officeooo:rsid="0019733f" officeooo:paragraph-rsid="0022ae38"/>
    </style:style>
    <style:style style:name="P10" style:family="paragraph" style:parent-style-name="Text_20_body">
      <style:text-properties officeooo:rsid="0021b6a1" officeooo:paragraph-rsid="0021b6a1"/>
    </style:style>
    <style:style style:name="P11" style:family="paragraph" style:parent-style-name="Text_20_body">
      <style:text-properties officeooo:rsid="0021b6a1" officeooo:paragraph-rsid="0040ba8d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style:text-underline-style="solid" style:text-underline-width="auto" style:text-underline-color="font-color" officeooo:rsid="00196fdb" officeooo:paragraph-rsid="00196fdb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Subtitle">
      <style:text-properties officeooo:rsid="0018a79f" officeooo:paragraph-rsid="0018a79f"/>
    </style:style>
    <style:style style:name="P16" style:family="paragraph" style:parent-style-name="Subtitle">
      <style:text-properties officeooo:rsid="0019733f" officeooo:paragraph-rsid="0019733f"/>
    </style:style>
    <style:style style:name="P17" style:family="paragraph" style:parent-style-name="Subtitle">
      <style:text-properties officeooo:rsid="0022ae38" officeooo:paragraph-rsid="0022ae38"/>
    </style:style>
    <style:style style:name="P18" style:family="paragraph" style:parent-style-name="Text_20_body">
      <style:text-properties officeooo:rsid="0018a79f" officeooo:paragraph-rsid="0018a79f"/>
    </style:style>
    <style:style style:name="P19" style:family="paragraph" style:parent-style-name="Text_20_body">
      <style:text-properties officeooo:rsid="00424436" officeooo:paragraph-rsid="00424436"/>
    </style:style>
    <style:style style:name="T1" style:family="text">
      <style:text-properties officeooo:rsid="0019733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f8f6"/>
    </style:style>
    <style:style style:name="T4" style:family="text">
      <style:text-properties officeooo:rsid="001cde0d"/>
    </style:style>
    <style:style style:name="T5" style:family="text">
      <style:text-properties officeooo:rsid="002de0ef"/>
    </style:style>
    <style:style style:name="T6" style:family="text">
      <style:text-properties officeooo:rsid="0040ba8d"/>
    </style:style>
    <style:style style:name="T7" style:family="text">
      <style:text-properties officeooo:rsid="004141e5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>PROJET ASTON : QuizzApp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ubtitle"/>
            <text:index-source-style text:style-name="Heading"/>
            <text:index-source-style text:style-name="Title"/>
          </text:index-source-styles>
        </text:table-of-content-source>
        <text:index-body>
          <text:index-title text:style-name="Sect1" text:name="Table des matières1_Head">
            <text:p text:style-name="Contents_20_Heading">PROJET ASTON : QuizzApp</text:p>
          </text:index-title>
          <text:p text:style-name="P14"><text:a xlink:type="simple" xlink:href="#__RefHeading___Toc271_200109316" text:style-name="Index_20_Link" text:visited-style-name="Index_20_Link">Idées<text:tab/>2</text:a></text:p>
          <text:p text:style-name="P14"><text:a xlink:type="simple" xlink:href="#__RefHeading___Toc289_200109316" text:style-name="Index_20_Link" text:visited-style-name="Index_20_Link">Technos<text:tab/>3</text:a></text:p>
          <text:p text:style-name="P14"><text:a xlink:type="simple" xlink:href="#__RefHeading___Toc297_200109316" text:style-name="Index_20_Link" text:visited-style-name="Index_20_Link">Jalons<text:tab/>4</text:a></text:p>
          <text:p text:style-name="P14"><text:a xlink:type="simple" xlink:href="#__RefHeading___Toc311_200109316" text:style-name="Index_20_Link" text:visited-style-name="Index_20_Link">Code source<text:tab/>5</text:a></text:p>
          <text:p text:style-name="P14"><text:a xlink:type="simple" xlink:href="#__RefHeading___Toc423_200109316" text:style-name="Index_20_Link" text:visited-style-name="Index_20_Link">Tâches<text:tab/>6</text:a></text:p>
        </text:index-body>
      </text:table-of-content>
      <text:p text:style-name="Text_20_body"/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/>
      <text:p text:style-name="Text_20_body"/>
      <text:p text:style-name="Text_20_body"/>
      <text:p text:style-name="Text_20_body"/>
      <text:p text:style-name="Text_20_body"/>
      <text:p text:style-name="P12"><text:soft-page-break/></text:p>
      <text:p text:style-name="Subtitle"><text:bookmark-start text:name="__RefHeading___Toc271_200109316"/>Idées<text:bookmark-end text:name="__RefHeading___Toc271_200109316"/></text:p>
      <text:p text:style-name="Text_20_body"/>
      <text:p text:style-name="P1"><text:bookmark-start text:name="__RefHeading___Toc273_200109316"/>- Quizz<text:bookmark-end text:name="__RefHeading___Toc273_200109316"/></text:p>
      <text:p text:style-name="P1"><text:bookmark-start text:name="__RefHeading___Toc275_200109316"/>- Classements<text:bookmark-end text:name="__RefHeading___Toc275_200109316"/></text:p>
      <text:p text:style-name="P1"><text:bookmark-start text:name="__RefHeading___Toc277_200109316"/>- Importer un quizz<text:bookmark-end text:name="__RefHeading___Toc277_200109316"/></text:p>
      <text:p text:style-name="P1"><text:bookmark-start text:name="__RefHeading___Toc279_200109316"/>- Exporter un quizz<text:bookmark-end text:name="__RefHeading___Toc279_200109316"/></text:p>
      <text:p text:style-name="P1"><text:bookmark-start text:name="__RefHeading___Toc281_200109316"/>- Ajouter / Supprimer un quizz (via un éditeur dans l’application)<text:bookmark-end text:name="__RefHeading___Toc281_200109316"/></text:p>
      <text:p text:style-name="P1"><text:bookmark-start text:name="__RefHeading___Toc283_200109316"/>- Abonnement<text:bookmark-end text:name="__RefHeading___Toc283_200109316"/></text:p>
      <text:p text:style-name="P2"><text:bookmark-start text:name="__RefHeading___Toc285_200109316"/>- Profil utilisateur<text:bookmark-end text:name="__RefHeading___Toc285_200109316"/></text:p>
      <text:p text:style-name="P1"><text:bookmark-start text:name="__RefHeading___Toc287_200109316"/>- Accessibilité des quizz (privé, public)<text:bookmark-end text:name="__RefHeading___Toc287_200109316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bookmark-start text:name="__RefHeading___Toc289_200109316"/><text:soft-page-break/>Technos<text:bookmark-end text:name="__RefHeading___Toc289_200109316"/></text:p>
      <text:p text:style-name="P4"><text:bookmark-start text:name="__RefHeading___Toc291_200109316"/><text:bookmark-end text:name="__RefHeading___Toc291_200109316"/></text:p>
      <text:p text:style-name="P4"><text:span text:style-name="T5">- Marvel App (site de maquettage)</text:span></text:p>
      <text:p text:style-name="P3"><text:bookmark-start text:name="__RefHeading___Toc293_200109316"/>- Xamarin <text:span text:style-name="T7">Forms</text:span><text:bookmark-end text:name="__RefHeading___Toc293_200109316"/></text:p>
      <text:p text:style-name="P3"><text:bookmark-start text:name="__RefHeading___Toc295_200109316"/>- GitHub<text:bookmark-end text:name="__RefHeading___Toc295_200109316"/></text:p>
      <text:p text:style-name="P19">- Trello (planification et suivi des tâches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text:bookmark-start text:name="__RefHeading___Toc297_200109316"/><text:soft-page-break/>Jalons<text:bookmark-end text:name="__RefHeading___Toc297_200109316"/></text:p>
      <text:p text:style-name="P13"/>
      <text:p text:style-name="P5"><text:bookmark-start text:name="__RefHeading___Toc299_200109316"/><text:span text:style-name="T2">02/03/2018</text:span> : Décision finale des Idées et des Technos pour le projet et répartition des tâches <text:tab/><text:tab/><text:tab/>maquettage (création tâches github)<text:bookmark-end text:name="__RefHeading___Toc299_200109316"/></text:p>
      <text:p text:style-name="P5"><text:bookmark-start text:name="__RefHeading___Toc301_200109316"/><text:span text:style-name="T2">17/03/2018</text:span> : Réunion sur le maquettage des écrans de l’application <text:span text:style-name="T1">(maquettage v1 + planification <text:tab/><text:tab/>des tâches)</text:span><text:bookmark-end text:name="__RefHeading___Toc301_200109316"/></text:p>
      <text:p text:style-name="P7"><text:bookmark-start text:name="__RefHeading___Toc303_200109316"/><text:span text:style-name="T2">31/03/2018</text:span> : Réunion (maquettage v2 + avancée développement + planification des <text:span text:style-name="T3">nouvelles <text:tab/><text:tab/><text:tab/></text:span>tâches)<text:bookmark-end text:name="__RefHeading___Toc303_200109316"/></text:p>
      <text:p text:style-name="P8"><text:bookmark-start text:name="__RefHeading___Toc305_200109316"/><text:span text:style-name="T2">14/04/2018</text:span> : Réunion (avancée développement <text:span text:style-name="T4">+ </text:span>planification des <text:span text:style-name="T3">nouvelles </text:span>tâches)<text:bookmark-end text:name="__RefHeading___Toc305_200109316"/></text:p>
      <text:p text:style-name="P8"><text:bookmark-start text:name="__RefHeading___Toc307_200109316"/><text:span text:style-name="T2">28/04/2018</text:span> : Réunion (avancée développement <text:span text:style-name="T4">+ </text:span>planification des <text:span text:style-name="T3">nouvelles </text:span>tâches)<text:bookmark-end text:name="__RefHeading___Toc307_200109316"/></text:p>
      <text:p text:style-name="P6"><text:bookmark-start text:name="__RefHeading___Toc309_200109316"/>A définir pour la suite !<text:bookmark-end text:name="__RefHeading___Toc309_200109316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<text:bookmark-start text:name="__RefHeading___Toc311_200109316"/><text:soft-page-break/>Code source<text:bookmark-end text:name="__RefHeading___Toc311_200109316"/></text:p>
      <text:p text:style-name="P9"/>
      <text:p text:style-name="P9"><text:bookmark-start text:name="__RefHeading___Toc313_200109316"/>Gestion sur github : <text:a xlink:type="simple" xlink:href="https://github.com/robrinne/quizzApp_AstonProject/tree/develop" text:style-name="Internet_20_link" text:visited-style-name="Visited_20_Internet_20_Link">https://github.com/robrinne/quizzApp_AstonProject/tree/develop</text:a><text:bookmark-end text:name="__RefHeading___Toc313_200109316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<text:bookmark-start text:name="__RefHeading___Toc423_200109316"/><text:soft-page-break/>Tâches<text:bookmark-end text:name="__RefHeading___Toc423_200109316"/></text:p>
      <text:p text:style-name="P10"/>
      <text:p text:style-name="P11"><text:bookmark-start text:name="__RefHeading___Toc317_200109316"/>Gestion sur <text:span text:style-name="T6">trello : https://trello.com/b/2ldOIEnD/quizzappastonproject</text:span><text:bookmark-end text:name="__RefHeading___Toc317_200109316"/></text:p>
      <text:p text:style-name="Text_20_body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8476e" fo:font-size="28pt" fo:font-weight="bold" officeooo:rsid="0013e86f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color="#9999ff" fo:font-size="28pt" fo:font-weight="normal" officeooo:rsid="0013e86f" style:font-size-asian="28pt" style:font-weight-asian="normal" style:font-size-complex="28pt" style:font-weight-complex="normal"/>
    </style:style>
    <style:style style:name="Contents_20_Heading" style:display-name="Contents Heading" style:family="paragraph" style:parent-style-name="Heading" style:class="index">
      <loext:graphic-properties draw:fill="solid" draw:fill-color="#ffffff" draw:fill-image-width="0cm" draw:fill-image-height="0cm"/>
      <style:paragraph-properties fo:margin-left="0cm" fo:margin-right="0cm" fo:text-align="center" style:justify-single-word="false" fo:text-indent="0cm" style:auto-text-indent="false" fo:background-color="#ffffff" style:shadow="none" text:number-lines="false" text:line-number="0" style:writing-mode="page"/>
      <style:text-properties style:use-window-font-color="true" fo:font-size="3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loext:graphic-properties draw:fill="solid" draw:fill-color="#ffffff" draw:fill-image-width="0cm" draw:fill-image-height="0cm"/>
      <style:paragraph-properties fo:margin-left="0cm" fo:margin-right="0cm" fo:margin-top="0.25cm" fo:margin-bottom="0.25cm" loext:contextual-spacing="false" fo:text-indent="1cm" style:auto-text-indent="false" style:page-number="auto" fo:background-color="#ffffff" style:shadow="none" style:writing-mode="page">
        <style:tab-stops>
          <style:tab-stop style:position="17cm" style:type="right" style:leader-style="dotted" style:leader-text="."/>
        </style:tab-stops>
      </style:paragraph-properties>
      <style:text-properties style:use-window-font-color="true" fo:font-size="1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5:24:35.127576268</meta:creation-date>
    <dc:date>2018-02-28T15:37:03.593849032</dc:date>
    <meta:editing-duration>PT40M35S</meta:editing-duration>
    <meta:editing-cycles>39</meta:editing-cycles>
    <meta:generator>LibreOffice/5.2.5.1$MacOSX_X86_64 LibreOffice_project/0312e1a284a7d50ca85a365c316c7abbf20a4d22</meta:generator>
    <meta:document-statistic meta:table-count="0" meta:image-count="0" meta:object-count="0" meta:page-count="6" meta:paragraph-count="31" meta:word-count="158" meta:character-count="1085" meta:non-whitespace-character-count="950"/>
  </office:meta>
</office:document-meta>
</file>